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Heading_20_1" style:master-page-name="Chapter_20_11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64b6e"/>
    </style:style>
    <style:style style:name="P4"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5" style:family="paragraph" style:parent-style-name="Heading_20_2">
      <style:text-properties style:font-name="DejaVu Sans Condensed" officeooo:paragraph-rsid="00164b6e"/>
    </style:style>
    <style:style style:name="P6"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7" style:family="paragraph" style:parent-style-name="Code_20_Box_20_2">
      <style:text-properties fo:font-size="10pt" officeooo:paragraph-rsid="00164b6e" style:font-size-asian="10pt" style:font-size-complex="10pt"/>
    </style:style>
    <style:style style:name="P8" style:family="paragraph" style:parent-style-name="Code_20_Box_20_2">
      <style:paragraph-properties>
        <style:tab-stops>
          <style:tab-stop style:position="2.002cm"/>
          <style:tab-stop style:position="2.997cm"/>
          <style:tab-stop style:position="4.006cm"/>
        </style:tab-stops>
      </style:paragraph-properties>
      <style:text-properties fo:font-size="10pt" officeooo:paragraph-rsid="00164b6e" style:font-size-asian="10pt" style:font-size-complex="10pt"/>
    </style:style>
    <style:style style:name="P9" style:family="paragraph">
      <style:paragraph-properties fo:margin-top="0cm" fo:margin-bottom="0.499cm"/>
    </style:style>
    <style:style style:name="P10" style:family="paragraph" style:parent-style-name="Code_20_Box_20_2">
      <style:text-properties officeooo:paragraph-rsid="00164b6e"/>
    </style:style>
    <style:style style:name="P11" style:family="paragraph" style:parent-style-name="Code_20_Box_20_2" style:master-page-name="">
      <loext:graphic-properties draw:fill-hatch-name="hatch"/>
      <style:paragraph-properties style:page-number="auto" fo:keep-with-next="always"/>
      <style:text-properties officeooo:paragraph-rsid="00164b6e"/>
    </style:style>
    <style:style style:name="P12" style:family="paragraph" style:parent-style-name="Code_20_Box_20_2">
      <style:text-properties fo:font-size="9pt" officeooo:paragraph-rsid="00164b6e" style:font-size-asian="9pt" style:font-size-complex="9pt"/>
    </style:style>
    <style:style style:name="P13" style:family="paragraph" style:parent-style-name="Text_20_body" style:master-page-name="">
      <loext:graphic-properties draw:fill-hatch-name="hatch"/>
      <style:paragraph-properties fo:widows="2" style:page-number="auto"/>
      <style:text-properties officeooo:paragraph-rsid="00164b6e"/>
    </style:style>
    <style:style style:name="P14"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15"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6" style:family="paragraph">
      <loext:graphic-properties draw:fill="solid" draw:fill-color="#daeafb"/>
      <style:paragraph-properties fo:margin-top="0cm" fo:margin-bottom="0.499cm"/>
      <style:text-properties fo:font-variant="small-caps" fo:font-size="12pt" style:font-size-asian="10pt" style:font-name-complex="Nimbus Sans" style:font-size-complex="10pt"/>
    </style:style>
    <style:style style:name="P17" style:family="paragraph" style:parent-style-name="Text_20_body" style:master-page-name="">
      <loext:graphic-properties draw:fill-hatch-name="hatch"/>
      <style:paragraph-properties fo:orphans="2" style:page-number="auto"/>
      <style:text-properties officeooo:paragraph-rsid="00164b6e"/>
    </style:style>
    <style:style style:name="P18" style:family="paragraph" style:parent-style-name="Text_20_body_20_indent" style:list-style-name="L1">
      <style:text-properties officeooo:paragraph-rsid="00164b6e"/>
    </style:style>
    <style:style style:name="P19" style:family="paragraph" style:parent-style-name="Frame_20_contents">
      <style:text-properties officeooo:paragraph-rsid="02ff7c2d"/>
    </style:style>
    <style:style style:name="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21" style:family="paragraph" style:parent-style-name="Frame_20_contents">
      <style:paragraph-properties fo:text-align="center" style:justify-single-word="false"/>
      <style:text-properties officeooo:paragraph-rsid="02ff307d"/>
    </style:style>
    <style:style style:name="P22" style:family="paragraph" style:parent-style-name="Frame_20_contents">
      <style:text-properties officeooo:paragraph-rsid="0308ce04"/>
    </style:style>
    <style:style style:name="P23" style:family="paragraph" style:parent-style-name="Frame_20_contents">
      <style:text-properties officeooo:paragraph-rsid="02ff307d"/>
    </style:style>
    <style:style style:name="P24"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25"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26"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27" style:family="paragraph">
      <style:paragraph-properties fo:margin-left="0.199cm" fo:margin-right="0.6cm" fo:margin-top="0cm" fo:margin-bottom="0cm" fo:text-indent="0cm"/>
    </style:style>
    <style:style style:name="P28" style:family="paragraph">
      <style:paragraph-properties fo:margin-left="0.199cm" fo:margin-right="0.6cm" fo:margin-top="0cm" fo:margin-bottom="0.499cm" fo:text-indent="0cm"/>
    </style:style>
    <style:style style:name="P29"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30"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31" style:family="paragraph">
      <style:paragraph-properties fo:margin-left="0.7cm" fo:margin-right="0.6cm" fo:margin-top="0cm" fo:margin-bottom="0cm" fo:text-indent="-0.499cm"/>
    </style:style>
    <style:style style:name="P32"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33"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34"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35"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36" style:family="paragraph">
      <style:paragraph-properties fo:margin-left="0.7cm" fo:margin-right="0.6cm" fo:margin-top="0cm" fo:margin-bottom="0cm" fo:line-height="115%" fo:text-indent="-0.499cm"/>
    </style:style>
    <style:style style:name="P37" style:family="paragraph">
      <style:paragraph-properties fo:margin-left="0.7cm" fo:margin-right="0.6cm" fo:text-indent="-0.499cm"/>
    </style:style>
    <style:style style:name="P38"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variant="small-caps"/>
    </style:style>
    <style:style style:name="T2" style:family="text">
      <style:text-properties fo:font-style="italic" style:font-style-asian="italic" style:font-style-complex="italic"/>
    </style:style>
    <style:style style:name="T3" style:family="text">
      <style:text-properties style:font-name="Nimbus Sans" fo:font-size="10pt" style:font-size-asian="10pt" style:font-style-asian="normal" style:font-name-complex="Nimbus Sans" style:font-size-complex="10pt"/>
    </style:style>
    <style:style style:name="T4" style:family="text">
      <style:text-properties style:font-name="Nimbus Sans" fo:font-size="12pt" style:font-size-asian="12pt" style:font-style-asian="normal" style:font-name-complex="Nimbus Sans" style:font-size-complex="12pt"/>
    </style:style>
    <style:style style:name="T5" style:family="text">
      <style:text-properties style:font-name="Nimbus Sans" fo:font-size="12pt" style:font-size-asian="12pt" style:font-name-complex="Nimbus Sans" style:font-size-complex="12pt"/>
    </style:style>
    <style:style style:name="T6" style:family="text">
      <style:text-properties style:font-name="DejaVu Serif" fo:font-style="italic" style:font-style-asian="italic" style:font-style-complex="italic"/>
    </style:style>
    <style:style style:name="T7" style:family="text">
      <style:text-properties fo:font-variant="normal" fo:text-transform="none"/>
    </style:style>
    <style:style style:name="T8" style:family="text">
      <style:text-properties fo:font-variant="normal" fo:text-transform="none"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font-weight="bold" officeooo:rsid="020a9cfd" style:font-weight-asian="bold" style:font-weight-complex="bold"/>
    </style:style>
    <style:style style:name="T11" style:family="text">
      <style:text-properties fo:font-variant="small-caps" fo:font-style="italic" style:font-style-asian="italic" style:font-style-complex="italic"/>
    </style:style>
    <style:style style:name="T12"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13" style:family="text">
      <style:text-properties fo:font-variant="small-caps" style:font-name="Nimbus Sans" fo:font-size="10pt" style:font-size-asian="10pt" style:font-style-asian="normal" style:font-size-complex="10pt"/>
    </style:style>
    <style:style style:name="T14" style:family="text">
      <style:text-properties fo:font-variant="normal" fo:text-transform="none" officeooo:rsid="020faedf"/>
    </style:style>
    <style:style style:name="T15" style:family="text">
      <style:text-properties style:font-name="FreeSerif"/>
    </style:style>
    <style:style style:name="T16" style:family="text">
      <style:text-properties fo:font-size="12pt"/>
    </style:style>
    <style:style style:name="T17" style:family="text">
      <style:text-properties style:font-name="DejaVu Serif" fo:font-size="12pt" style:font-name-complex="DejaVu Serif" style:font-size-complex="12pt"/>
    </style:style>
    <style:style style:name="T18" style:family="text">
      <style:text-properties fo:color="#0a2746" loext:opacity="100%" style:font-name="DejaVu Serif" fo:font-size="12pt" style:font-name-complex="DejaVu Serif" style:font-size-complex="12pt"/>
    </style:style>
    <style:style style:name="T19" style:family="text">
      <style:text-properties fo:font-variant="small-caps" style:font-name="DejaVu Serif" fo:font-size="12pt" style:font-name-complex="DejaVu Serif" style:font-size-complex="12pt"/>
    </style:style>
    <style:style style:name="T20"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4"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5"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6"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1.63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3" style:family="graphic">
      <style:graphic-properties draw:stroke="none" svg:stroke-color="#000000" draw:fill="solid" draw:fill-color="#95bfec" draw:textarea-vertical-align="top" fo:min-height="1.896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1.568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f11-h1" text:anchor-type="paragraph" svg:x="15cm" svg:y="-0.101cm" svg:width="2cm" draw:z-index="18"><draw:text-box fo:min-height="0.741cm"><text:p text:style-name="P2">||||</text:p></draw:text-box></draw:frame><text:bookmark-start text:name="Chapter 11"/>Networking<text:bookmark-end text:name="Chapter 11"/></text:h>
      <text:p text:style-name="P3">Networking allows computer programs to communicate with each other, even if they are running on different machines. For programs such as web browsers, this is the essence of what they do, whereas for others networking adds additional dimensions to their functionality, for example, remote operation or logging, or the ability to retrieve or supply data to other machines. Most networking programs work on either a peer-to-peer basis (the same program runs on different machines), or more commonly, a client/server basis (client programs send requests to a server).</text:p>
      <text:p text:style-name="P3">In this chapter we will create a basic client/server application. Such applications are normally implemented as two separate programs: a server that waits for and responds to requests, and one or more clients that send requests to the server and read back the server’s response. For this to work, the clients must know where to connect to the server, that is, the server’s <text:span text:style-name="T1">ip</text:span> (Internet Protocol) address and port number<text:note text:id="ftn1" text:note-class="footnote"><text:note-citation>1</text:note-citation><text:note-body><text:p text:style-name="Footnote">Machines can also connect using service discovery, for example, using the <text:span text:style-name="T2">bonjour</text:span> <text:span text:style-name="T1">api</text:span>; suitable modules are available from the <text:a xlink:type="simple" xlink:href="https://pypi.org/" text:style-name="Internet_20_link" text:visited-style-name="Visited_20_Internet_20_Link">Python Package Index</text:a>.</text:p></text:note-body></text:note>. Also, both clients and server must send and receive data using an agreed-upon protocol using data formats that they both understand.</text:p>
      <text:p text:style-name="P3">Python’s low-level socket module (on which all of Python’s higher-level networking modules are based) supports both IPv4 and IPv6 addresses. It also supports the most commonly used networking protocols, including <text:span text:style-name="T1">udp</text:span> (<text:span text:style-name="T2">User Datagram Protocol</text:span>),a lightweight but unreliable connectionless protocol where data is sent as discrete packets (datagrams) but with no guarantee that they will arrive, and <text:span text:style-name="T1">tcp</text:span> (Transmission Control Protocol), a reliable connection- and stream-oriented protocol. With <text:span text:style-name="T1">tcp</text:span>, any amount of data can be sent and received—the socket is responsible for breaking the data into chunks that are small enough to send, and for reconstructing the data at the other end.</text:p>
      <text:p text:style-name="P3"><text:span text:style-name="T1">udp</text:span> is often used to monitor instruments that give continuous readings, and where the odd missed reading is not significant, and it is sometimes used for audio or video streaming in cases where the occasional missed frame is acceptable. Both the <text:span text:style-name="T1">ftp</text:span> and the <text:span text:style-name="T1">http</text:span> protocols are built on top of <text:span text:style-name="T1">tcp</text:span>, and client/server applications normally use <text:span text:style-name="T1">tcp</text:span> because they need connection-<text:soft-page-break/>oriented communication and the reliability that <text:span text:style-name="T1">tcp</text:span> provides. In this chapter we will develop a client/server program, so we use <text:span text:style-name="T1">tcp</text:span>.</text:p>
      <text:p text:style-name="P3"><draw:frame text:anchor-type="paragraph" draw:z-index="13" draw:name="p454 jump" draw:style-name="gr1" draw:text-style-name="P4" svg:width="1.571cm" svg:height="1.631cm" svg:x="-1.67cm" svg:y="0cm"><draw:text-box draw:corner-radius="0.199cm"><text:p><text:span text:style-name="T3">Pickles</text:span></text:p><text:p><text:span text:style-name="T4"/></text:p><text:p><text:span text:style-name="T5"><text:a xlink:href="#0.0.0.Pickles with Optional Compression|outline" xlink:type="simple">294 ⮜</text:a></text:span></text:p></draw:text-box></draw:frame>Another decision that must be made is whether to send and receive data as lines of text or as blocks of binary data, and if the latter, in what form. In this chapter we use blocks of binary data where the first four bytes are the length of the following data (encoded as an unsigned integer using the <text:span text:style-name="Console">struct</text:span> module), and where the following data is a binary <text:span text:style-name="Console">pickle</text:span>. The advantage of this approach is that we can use the same sending and receiving code for any application since we can store almost any arbitrary data in a <text:span text:style-name="Console">pickle</text:span>. The disadvantage is that both client and server must understand <text:span text:style-name="T2">pickles</text:span>, so they must be written in Python or must be able to access Python, for example, using <text:span text:style-name="T2">Jython </text:span>in Java or <text:span text:style-name="T6">Boost.Python</text:span> in C++. And of course, the usual security considerations apply to the use of <text:span text:style-name="T2">pickles</text:span>.</text:p>
      <text:p text:style-name="P3">The example we will use is a car registration program. The server holds details of car registrations (<text:span text:style-name="T7">licence</text:span> plate, seats, mileage, and owner). The client is used to retrieve car details, to change a car’s mileage or owner, or to create a new car registration. Any number of clients can be used and they won’t block each other, even if two access the server at the same time. This is because the server hands off each client’s request to a separate thread. (We will also see that it is just as easy to use separate processes).</text:p>
      <text:p text:style-name="P3">For the sake of the example, we will run the server and clients on the same machine; this means that we can use “<text:span text:style-name="T2">localhost</text:span>” as the <text:span text:style-name="T1">ip</text:span> address (although if the server is on another machine the client can be given its <text:span text:style-name="T1">ip</text:span> address on the command line and this will work as long as there is no firewall in the way). We have also chosen an arbitrary port number of 9653. The port number should be greater than 1023 and is normally between 5001 and 32767, although port numbers up to 65535 are normally valid.</text:p>
      <text:p text:style-name="P3">The server can accept five kinds of requests: <text:span text:style-name="T8">GET</text:span><text:span text:style-name="T2">_CAR_DETAILS</text:span>, <text:span text:style-name="T2">CHANGE_MILEAGE</text:span>, <text:span text:style-name="T2">CHANGE_OWNER</text:span>, <text:span text:style-name="T2">NEW_REGISTRATION</text:span>, and <text:span text:style-name="T2">SHUTDOWN</text:span>, with a corresponding response for each. The response is the requested data or confirmation of the requested action, or an indication of an error.</text:p>
      <text:h text:style-name="P5" text:outline-level="2"><draw:frame draw:style-name="fr2" draw:name="f11-01-h2" text:anchor-type="paragraph" svg:y="-0.25cm" svg:width="1.401cm" draw:z-index="19"><draw:text-box fo:min-height="0.741cm"><text:p text:style-name="P6">|||</text:p></draw:text-box></draw:frame><text:bookmark-start text:name="__RefHeading___Toc105827_3888671934 Copy 1 Copy 1 Copy 1 Copy 1 Copy 1 Copy 1 Copy 1 Copy 1 Copy 1 Copy 1 Copy 1 Copy 1"/>Creating a <text:span text:style-name="T1">tcp</text:span> Client<text:bookmark-end text:name="__RefHeading___Toc105827_3888671934 Copy 1 Copy 1 Copy 1 Copy 1 Copy 1 Copy 1 Copy 1 Copy 1 Copy 1 Copy 1 Copy 1 Copy 1"/></text:h>
      <text:p text:style-name="P3">The client program is <text:span text:style-name="Filename">car_registration.py</text:span>. Here is an example of interaction (with the server already running, and with the menu edited slightly to fit on the page):</text:p>
      <text:p text:style-name="P7">Creating a <text:span text:style-name="T1">tcp</text:span> Client</text:p>
      <text:p text:style-name="P7">(C)ar (M)ileage (O)wner (N)ew car <text:s/>(S)top server <text:s/>(Q)uit [c]:</text:p>
      <text:p text:style-name="P7"><text:span text:style-name="T7">licence</text:span>:<text:tab/><text:span text:style-name="T9">024 hyr</text:span></text:p>
      <text:p text:style-name="P7"><text:span text:style-name="T7">licence</text:span>:<text:tab/>024 HYR</text:p>
      <text:p text:style-name="P7">Seats:<text:tab/>2</text:p>
      <text:p text:style-name="P7"><text:soft-page-break/>Mileage:<text:tab/>97543</text:p>
      <text:p text:style-name="P7">Owner:<text:tab/>Jack Lemon</text:p>
      <text:p text:style-name="P7">(C)ar (M)ileage (O)wner (N)ew car <text:s/>(S)top server <text:s/>(Q)uit [c]: <text:span text:style-name="T10">m</text:span></text:p>
      <text:p text:style-name="P7"><text:span text:style-name="T7">licence</text:span> [024 HYR]:</text:p>
      <text:p text:style-name="P7">Mileage [97543]: <text:span text:style-name="T9">103491</text:span></text:p>
      <text:p text:style-name="P7">Mileage successfully changed</text:p>
      <text:p text:style-name="P3">The data entered by the user is shown in bold—where there is no visible input it means that the user pressed Enter to accept the default. Here the user has asked to see the details of a particular car and then updated its mileage.</text:p>
      <text:p text:style-name="P3">As many clients as we like can be running, and when a user quits their particular client the server is unaffected. But if the server is stopped, the client it was stopped in will quit and all the other clients will get a “<text:span text:style-name="T2">Connection refused</text:span>” error and will terminate when they next attempt to access the server. In a more sophisticated application, the ability to stop the server would be available only to certain users, perhaps on only particular machines, but we have included it in the client to show how it is done.</text:p>
      <text:p text:style-name="P3">We will now review the code, starting with the <text:span text:style-name="T2">main()</text:span> function and the handling of the user interface, and finishing with the networking code itself.</text:p>
      <text:p text:style-name="P8">def main():</text:p>
      <text:p text:style-name="P8"><text:tab/>if len(sys.argv) &gt; 1:</text:p>
      <text:p text:style-name="P8"><text:tab/><text:tab/>Address[0] = sys.argv[1]</text:p>
      <text:p text:style-name="P8"><text:tab/>call = dict(c=get_car_details, m=change_mileage, o=change_owner,</text:p>
      <text:p text:style-name="P8"><text:tab/> <text:s text:c="21"/>n=new_registration, s=stop_server, q=quit)</text:p>
      <text:p text:style-name="P8"><text:tab/>menu = ("(C)ar Edit (M)ileage Edit (O)wner (N)ew car "</text:p>
      <text:p text:style-name="P8"><text:tab/> <text:s text:c="40"/>"(S)top server (Q)uit")</text:p>
      <text:p text:style-name="P8"><text:tab/>valid = frozenset("cmonsq")</text:p>
      <text:p text:style-name="P8"><text:tab/>previous_<text:span text:style-name="T7">licence</text:span> = None</text:p>
      <text:p text:style-name="P8"><text:tab/>while True:</text:p>
      <text:p text:style-name="P8"><text:tab/><text:tab/>action = Console.get_menu_choice(menu, valid, "c", True)</text:p>
      <text:p text:style-name="P8"><text:tab/><text:tab/>previous_<text:span text:style-name="T7">licence</text:span> = call[action](previous_<text:span text:style-name="T7">licence</text:span>)</text:p>
      <text:p text:style-name="P3"><draw:frame text:anchor-type="paragraph" draw:z-index="14" draw:name="p455 jump" draw:style-name="gr2" draw:text-style-name="P4" svg:width="1.571cm" svg:height="2.703cm" svg:x="-1.67cm" svg:y="0cm"><draw:text-box draw:corner-radius="0.199cm"><text:p text:style-name="P9"><text:span text:style-name="T3">Branch­ing using diction­aries</text:span></text:p><text:p><text:span text:style-name="T5"><text:a xlink:href="#0.0.0.Pickles with Optional Compression|outline" xlink:type="simple">294 ⮜</text:a></text:span></text:p></draw:text-box></draw:frame>The Address list is a global that holds the <text:span text:style-name="T1">ip</text:span> address and port number as a two-item list, ["<text:span text:style-name="T2">localhost</text:span>", <text:span text:style-name="T2">9653</text:span>], with the <text:span text:style-name="T1">ip</text:span> address overridden if specified on the command line. The call dictionary maps menu options to functions.</text:p>
      <text:p text:style-name="P3">The Console module is one supplied with this book and contains some useful functions for getting values from the user at the console, such as <text:span text:style-name="Console">Console.get_string()</text:span> and <text:span text:style-name="Console">Console.get_integer()</text:span>; these are similar to functions developed in earlier chapters and have been put in a module to make them easy to reuse in different programs.</text:p>
      <text:p text:style-name="P3">As a convenience for users, we keep track of the last <text:span text:style-name="T7">licence</text:span> they entered so that it can be used as the default, since most commands start by asking for the <text:span text:style-name="T7">licence</text:span> of the relevant car. Once the user makes a choice we call the corresponding function passing in the previous <text:span text:style-name="T7">licence</text:span>, and expecting each <text:soft-page-break/>function to return the <text:span text:style-name="T7">licence</text:span> it used. Since the loop is infinite the program must be terminated by one of the functions; we will see this further on.</text:p>
      <text:p text:style-name="P10">def get_car_details(previous_<text:span text:style-name="T7">licence</text:span>):</text:p>
      <text:p text:style-name="P10"><text:span text:style-name="T7">licence</text:span>, car = retrieve_car_details(previous_<text:span text:style-name="T7">licence</text:span>)</text:p>
      <text:p text:style-name="P10">if car is not None:</text:p>
      <text:p text:style-name="P10">print("<text:span text:style-name="T7">licence</text:span>: {0}\nSeats:</text:p>
      <text:p text:style-name="P10">{seats}\nMileage: {mileage}\n"</text:p>
      <text:p text:style-name="P10">"Owner:</text:p>
      <text:p text:style-name="P10">{owner}".format(<text:span text:style-name="T7">licence</text:span>, **car._asdict()))</text:p>
      <text:p text:style-name="P10">return <text:span text:style-name="T7">licence</text:span></text:p>
      <text:p text:style-name="P3">This function is used to get information about a particular car. Since most of the functions need to request a <text:span text:style-name="T7">licence</text:span> from the user and often need some car-related data to work on, we have factored out this functionality into the <text:span text:style-name="Console">retrieve_car_details()</text:span> function—it returns a <text:span text:style-name="T2">2-tuple</text:span> of the <text:span text:style-name="T7">licence</text:span> entered by the user and a named tuple, <text:span text:style-name="Console">CarTuple</text:span>, that holds the car’s seats, mileage, and owner (or the previous <text:span text:style-name="T7">licence</text:span> and <text:span text:style-name="Console">None</text:span> if they entered an <text:span text:style-name="T7">unrecognised licence</text:span>). Here we just print the information retrieved and return the <text:span text:style-name="T7">licence </text:span>to be used as the default for the next function that is called and that needs the <text:span text:style-name="T7">licence</text:span>.</text:p>
      <text:p text:style-name="P10">def retrieve_car_details(previous_<text:span text:style-name="T7">licence</text:span>):</text:p>
      <text:p text:style-name="P10"><text:span text:style-name="T7"><text:tab/>licence</text:span> = Console.get_string("<text:span text:style-name="T7">licence</text:span>", "<text:span text:style-name="T7">licence</text:span>",</text:p>
      <text:p text:style-name="P10"><text:tab/> <text:s text:c="38"/>previous_<text:span text:style-name="T7">licence</text:span>)</text:p>
      <text:p text:style-name="P10"><text:tab/>if not <text:span text:style-name="T7">licence</text:span>:</text:p>
      <text:p text:style-name="P10"><text:tab/><text:tab/>return previous_<text:span text:style-name="T7">licence</text:span>, None</text:p>
      <text:p text:style-name="P10"><text:span text:style-name="T7"><text:tab/>licence</text:span> = <text:span text:style-name="T7">licence</text:span>.upper()</text:p>
      <text:p text:style-name="P10"><text:tab/>ok, *data = handle_request("<text:span text:style-name="T7">GET</text:span>_CAR_DETAILS", <text:span text:style-name="T7">licence</text:span>)</text:p>
      <text:p text:style-name="P10"><text:tab/>if not ok:</text:p>
      <text:p text:style-name="P10"><text:tab/><text:tab/>print(data[0])</text:p>
      <text:p text:style-name="P10"><text:tab/><text:tab/>return previous_<text:span text:style-name="T7">licence</text:span>, None</text:p>
      <text:p text:style-name="P10"><text:tab/>return <text:span text:style-name="T7">licence</text:span>, CarTuple(*data)</text:p>
      <text:p text:style-name="P3">This is the first function to make use of networking. It calls the <text:span text:style-name="Console">handle_request()</text:span> function that we review further on. The <text:span text:style-name="Console">handle_request()</text:span> function takes whatever data it is given as arguments and sends it to the server, and then returns whatever the server replies. The <text:span text:style-name="Console">handle_request()</text:span> function does not know or care what data it sends or returns; it purely provides the networking service.</text:p>
      <text:p text:style-name="P3">In the case of car registrations we have a protocol where we always send the name of the action we want the server to perform as the first argument, followed by any relevant parameters—in this case, just the <text:span text:style-name="T7">licence</text:span>. The protocol for the reply is that the server always return a tuple whose first item is a Boolean success/failure flag. If the flag is <text:span text:style-name="Console">False</text:span>, we have a <text:span text:style-name="T2">2-tuple</text:span> and the second item is an error message. If the flag is <text:span text:style-name="Console">True</text:span>, the tuple is either a <text:span text:style-name="T2">2‑tuple </text:span>with the second item being a confirmation message, or an <text:span text:style-name="T2">n-tupl</text:span>e with the second and subsequent items holding the data that was requested.</text:p>
      <text:p text:style-name="P3">So here, if the <text:span text:style-name="T7">licence</text:span> is <text:span text:style-name="T7">unrecognised</text:span>, ok is <text:span text:style-name="Console">False</text:span> and we print the error message in <text:span text:style-name="Console">data[0]</text:span> and return the previous <text:span text:style-name="T7">licence</text:span> unchanged. Otherwise, <text:soft-page-break/>we return the <text:span text:style-name="T7">licence</text:span> (which will now become the previous <text:span text:style-name="T7">licence</text:span>), and a <text:span text:style-name="Console">CarTuple </text:span>made from the data list, (seats, mileage, owner).</text:p>
      <text:p text:style-name="P7">def change_mileage(previous_<text:span text:style-name="T7">licence</text:span>):</text:p>
      <text:p text:style-name="P7"><text:span text:style-name="T7"><text:tab/>licence</text:span>, car = retrieve_car_details(previous_<text:span text:style-name="T7">licence</text:span>)</text:p>
      <text:p text:style-name="P7"><text:tab/>if car is None:</text:p>
      <text:p text:style-name="P7"><text:tab/><text:tab/>return previous_<text:span text:style-name="T7">licence</text:span></text:p>
      <text:p text:style-name="P7"><text:tab/>mileage = Console.get_integer("Mileage", "mileage",</text:p>
      <text:p text:style-name="P7"><text:tab/> <text:s text:c="40"/>car.mileage, 0)</text:p>
      <text:p text:style-name="P7"><text:tab/>if mileage == 0:</text:p>
      <text:p text:style-name="P7"><text:tab/><text:tab/>return <text:span text:style-name="T7">licence</text:span></text:p>
      <text:p text:style-name="P7"><text:tab/>ok, *data = handle_request("CHANGE_MILEAGE", <text:span text:style-name="T7">licence</text:span>, mileage)</text:p>
      <text:p text:style-name="P7"><text:tab/>if not ok:</text:p>
      <text:p text:style-name="P7"><text:tab/><text:tab/>print(data[0])</text:p>
      <text:p text:style-name="P7"><text:tab/>else:</text:p>
      <text:p text:style-name="P7"><text:tab/><text:tab/>print("Mileage successfully changed")</text:p>
      <text:p text:style-name="P7"><text:tab/>return <text:span text:style-name="T7">licence</text:span></text:p>
      <text:p text:style-name="P3">This function follows a similar pattern to <text:span text:style-name="Console">get_car_details()</text:span>, except that once we have the details we update one aspect of them. There are in fact two networking calls, since <text:span text:style-name="Console">retrieve_car_details()</text:span> calls <text:span text:style-name="Console">handle_request()</text:span> to get the car’s details—we need to do this both to confirm that the <text:span text:style-name="T7">licence</text:span> is valid and to get the current mileage to use as the default. Here the reply is always a <text:span text:style-name="T2">2-tuple</text:span>, with either an error message or <text:span text:style-name="Console">None</text:span> as the second item.</text:p>
      <text:p text:style-name="P3">We won’t review the <text:span text:style-name="Console">change_owner()</text:span> function since it is structurally the same as <text:span text:style-name="Console">change_mileage()</text:span>, nor will we review <text:span text:style-name="Console">new_registration()</text:span> since it differs only in not retrieving car details at the start (since it is a new car being entered), and asking the user for all the details rather than just changing one detail, none of which is new to us or relevant to network programming.</text:p>
      <text:p text:style-name="P10">def quit(*ignore):</text:p>
      <text:p text:style-name="P10"><text:tab/>sys.exit()</text:p>
      <text:p text:style-name="P10"/>
      <text:p text:style-name="P10">def stop_server(*ignore):</text:p>
      <text:p text:style-name="P10"><text:tab/>handle_request("SHUTDOWN", wait_for_reply=False)</text:p>
      <text:p text:style-name="P10"><text:tab/>sys.exit()</text:p>
      <text:p text:style-name="P3">If the user chooses to quit the program we do a clean termination by calling <text:span text:style-name="Console">sys.exit()</text:span>. Every menu function is called with the previous <text:span text:style-name="T7">licence</text:span>, but we don’t care about the argument in this particular case. We cannot write <text:span text:style-name="Inline_20_Code">def quit():</text:span> because that would create a function that expects no arguments and so when the function was called with the previous <text:span text:style-name="T7">licence</text:span> a <text:span text:style-name="T2">TypeError</text:span> exception would be raised saying that no arguments were expected but that one was given. So instead we specify a parameter of <text:span text:style-name="Console">*ignore</text:span> which can take any number of positional arguments. The name ignore has no significance to Python and is used purely to indicate to maintainers that the arguments are ignored.</text:p>
      <text:p text:style-name="P3">If the user chooses to stop the server we use <text:span text:style-name="Console">handle_request()</text:span> to inform the server, and specify that we don’t want a reply. Once the data is sent, <text:soft-page-break/><text:span text:style-name="Console">handle_request()</text:span> returns without waiting for a reply, and we do a clean termination using <text:span text:style-name="Console">sys.exit()</text:span>.</text:p>
      <text:p text:style-name="P11">def handle_request(*items, wait_for_reply=True):</text:p>
      <text:p text:style-name="P10"><text:tab/>SizeStruct = struct.Struct("!I")</text:p>
      <text:p text:style-name="P10"><text:tab/>data = pickle.dumps(items, 3)</text:p>
      <text:p text:style-name="P10"><text:tab/>try:</text:p>
      <text:p text:style-name="P10"><text:tab/><text:tab/>with SocketManager(tuple(Address)) as sock:</text:p>
      <text:p text:style-name="P10"><text:tab/><text:tab/><text:tab/>sock.sendall(SizeStruct.pack(len(data)))</text:p>
      <text:p text:style-name="P10"><text:tab/><text:tab/><text:tab/>sock.sendall(data)</text:p>
      <text:p text:style-name="P10"><text:tab/><text:tab/><text:tab/>if not wait_for_reply:</text:p>
      <text:p text:style-name="P10"><text:tab/><text:tab/><text:tab/><text:tab/>return</text:p>
      <text:p text:style-name="P10"/>
      <text:p text:style-name="P10"><text:tab/><text:tab/><text:tab/>size_data = sock.recv(SizeStruct.size)</text:p>
      <text:p text:style-name="P10"><text:tab/><text:tab/><text:tab/>size = SizeStruct.unpack(size_data)[0]</text:p>
      <text:p text:style-name="P10"><text:tab/><text:tab/><text:tab/>result = bytearray()</text:p>
      <text:p text:style-name="P10"><text:tab/><text:tab/><text:tab/>while True:</text:p>
      <text:p text:style-name="P10"><text:tab/><text:tab/><text:tab/><text:tab/>data = sock.recv(4000)</text:p>
      <text:p text:style-name="P10"><text:tab/><text:tab/><text:tab/><text:tab/>if not data:</text:p>
      <text:p text:style-name="P10"><text:tab/><text:tab/><text:tab/><text:tab/><text:tab/>break</text:p>
      <text:p text:style-name="P10"><text:tab/><text:tab/><text:tab/><text:tab/>result.extend(data)</text:p>
      <text:p text:style-name="P10"><text:tab/><text:tab/><text:tab/><text:tab/>if len(result) &gt;= size:</text:p>
      <text:p text:style-name="P10"><text:tab/><text:tab/><text:tab/><text:tab/><text:tab/>break</text:p>
      <text:p text:style-name="P10"><text:tab/><text:tab/>return pickle.loads(result)</text:p>
      <text:p text:style-name="P10"><text:tab/>except socket.error as err:</text:p>
      <text:p text:style-name="P10"><text:tab/><text:tab/>print("{0}: is the server running?".format(err))</text:p>
      <text:p text:style-name="P10"><text:tab/><text:tab/>sys.exit(1)</text:p>
      <text:p text:style-name="P3">This function provides all the client program’s network handling. It begins by creating a <text:span text:style-name="Console">struct.Struct</text:span> which holds one unsigned integer in network byte order, and then it creates a <text:span text:style-name="T2">pickle</text:span> of whatever items it is passed. The function does not know or care what the items are. Notice that we have explicitly set the <text:span text:style-name="T2">pickle</text:span> protocol version to 3—this is to ensure that both clients and server use the same <text:span text:style-name="T2">pickle</text:span> version, even if a client or server is upgraded to run a different version of Python.</text:p>
      <text:p text:style-name="P3">If we wanted our protocol to be more future proof, we could version it (just as we do with binary disk formats). This can be done either at the network level or at the data level. At the network level we can version by passing two unsigned integers instead of one, that is, length and a protocol version number. At the data level we could follow the convention that the <text:span text:style-name="T2">pickle</text:span> is always a list (or always a dictionary) whose first item (or “<text:span text:style-name="T2">version</text:span>” item) has a version number. (You will get the chance to version the protocol in the exercises).</text:p>
      <text:p text:style-name="P3">The SocketManager is a custom context manager that gives us a socket to use—we will review it shortly. The <text:span text:style-name="Console">socket.socket.sendall()</text:span> method sends all the data it is given—making multiple <text:span text:style-name="Console">socket.socket.send()</text:span> calls behind the scenes if necessary. We always send two items of data: the length of the <text:span text:style-name="T2">pickle</text:span> and the <text:span text:style-name="T2">pickle</text:span> itself. If the <text:span text:style-name="Console">wait_for_reply</text:span> argument is <text:span text:style-name="Console">False</text:span> we don’t wait for a reply and return immediately—the context manager will ensure that the socket is closed before the function actually returns.</text:p>
      <text:p text:style-name="P3"><text:soft-page-break/>After sending the data (and when we want a reply), we call the <text:span text:style-name="Console">socket.socket.recv()</text:span> method to get the reply. This method blocks until it receives data. For the first call we request four bytes—the size of the integer that holds the size of the reply <text:span text:style-name="T2">pickle</text:span> to follow. We use the <text:span text:style-name="Console">struct.Struct</text:span> to unpack the bytes into the size integer. We then create an empty bytearray and try to retrieve the incoming <text:span text:style-name="T2">pickle</text:span> in blocks of up to 4,000 bytes. Once we have read in size bytes (or if the data has run out before then), we break out of the loop and <text:span text:style-name="T2">un-pickle</text:span> the data using the <text:span text:style-name="Console">pickle.loads()</text:span> function (which takes a bytes or bytearray object), and return it. In this case we know that the data will always be a <text:span text:style-name="T2">tuple</text:span> since that is the protocol we have established with the car registration server, but the <text:span text:style-name="Console">handle_request()</text:span> function does not know or care about what the data is.</text:p>
      <text:p text:style-name="P3">If something goes wrong with the network connection, for example, the server isn’t running or the connection fails for some reason, a <text:span text:style-name="Console">socket.error</text:span> exception is raised. In such cases the exception is caught and the client program issues an error message and terminates.</text:p>
      <text:p text:style-name="P12">class SocketManager:</text:p>
      <text:p text:style-name="P12"/>
      <text:p text:style-name="P12"><text:tab/>def __init__(self, address):</text:p>
      <text:p text:style-name="P12"><text:tab/><text:tab/>self.address = address</text:p>
      <text:p text:style-name="P12"/>
      <text:p text:style-name="P12"><text:tab/>def __enter__(self):</text:p>
      <text:p text:style-name="P12"><text:tab/><text:tab/>self.sock = socket.socket(socket.AF_INET, socket.SOCK_STREAM)</text:p>
      <text:p text:style-name="P12"><text:tab/><text:tab/>self.sock.connect(self.address)</text:p>
      <text:p text:style-name="P12"><text:tab/><text:tab/>return self.sock</text:p>
      <text:p text:style-name="P12"/>
      <text:p text:style-name="P12"><text:tab/>def __exit__(self, *ignore):</text:p>
      <text:p text:style-name="P12"><text:tab/><text:tab/>self.sock.close()</text:p>
      <text:p text:style-name="P3">The address object is a <text:span text:style-name="T2">2-tuple</text:span> (<text:span text:style-name="T11">ip</text:span><text:span text:style-name="T2"> address</text:span>, <text:span text:style-name="T2">port number</text:span>) and is set when the context manager is created. Once the context manager is used in a with statement it creates a socket and tries to make a connection—blocking until a connection is established or until a socket exception is raised. The first argument to the <text:span text:style-name="Console">socket.socket()</text:span> <text:span text:style-name="T7">initialiser</text:span> is the address family; here we have used <text:span text:style-name="Console">socket.AF_INET</text:span> (IPv4), but others are available, for example, <text:span text:style-name="Console">socket.AF_INET6</text:span> (IPv6), <text:span text:style-name="Console">socket.AF_UNIX</text:span>, and <text:span text:style-name="Console">socket.AF_NETLINK</text:span>. The second argument is normally either <text:span text:style-name="Console">socket.SOCK_STREAM</text:span> (<text:span text:style-name="T1">tcp</text:span>) as we have used here, or <text:span text:style-name="Console">socket.SOCK_DGRAM</text:span> (<text:span text:style-name="T1">udp</text:span>).</text:p>
      <text:p text:style-name="P3">When the flow of control leaves the <text:span text:style-name="Console">with</text:span> statement’s scope the context <text:span text:style-name="Console">object’s __exit__()</text:span> method is called. We don’t care whether an exception was raised or not (so we ignore the exception arguments), and just close the socket. Since the method returns <text:span text:style-name="Console">None</text:span> (in a Boolean context, <text:span text:style-name="Console">False</text:span>), any exceptions are propagated—this works well since we put a suitable <text:span text:style-name="Console">except block</text:span> in <text:span text:style-name="Console">handle_request()</text:span> to process any socket exceptions that occur.</text:p>
      <text:h text:style-name="P5" text:outline-level="2"><draw:frame draw:style-name="fr2" draw:name="f11-02-h2" text:anchor-type="paragraph" svg:y="-0.25cm" svg:width="1.401cm" draw:z-index="20"><draw:text-box fo:min-height="0.741cm"><text:p text:style-name="P6">|||</text:p></draw:text-box></draw:frame><text:bookmark-start text:name="__RefHeading___Toc105827_3888671934 Copy 1 Copy 1 Copy 1 Copy 1 Copy 1 Copy 1 Copy 1 Copy 1 Copy 1 Copy 1 Copy 1 Copy 1 Copy 1"/><text:soft-page-break/>Creating a <text:span text:style-name="T1">tcp</text:span> Server<text:bookmark-end text:name="__RefHeading___Toc105827_3888671934 Copy 1 Copy 1 Copy 1 Copy 1 Copy 1 Copy 1 Copy 1 Copy 1 Copy 1 Copy 1 Copy 1 Copy 1 Copy 1"/></text:h>
      <text:p text:style-name="P3">Since the code for creating servers often follows the same design, rather than having to use the low-level socket module, we can use the high-level socketserver module which takes care of all the housekeeping for us. All we have to do is provide a request handler class with a <text:span text:style-name="Console">handle()</text:span> method which is used to read requests and write replies. The <text:span text:style-name="Console">socketserver</text:span> module handles the communications for us, servicing each connection request, either serially or by passing each request to its own separate thread or process—and it does all of this transparently so that we are insulated from the low-level details.</text:p>
      <text:p text:style-name="P3">For this application the server is <text:span text:style-name="Filename">car_registration_server.py</text:span><text:span text:style-name="Filename"><text:note text:id="ftn2" text:note-class="footnote"><text:note-citation>2</text:note-citation><text:note-body><text:p text:style-name="Footnote">The first time the server is run on Windows a firewall dialog might pop up saying that Python is blocked—click <text:span text:style-name="Console">Unblock</text:span> to allow the server to operate.</text:p></text:note-body></text:note></text:span>. This program contains a very simple <text:span text:style-name="Console">Car</text:span> class that holds seats, mileage, and owner information as properties (the first one read-only). The class does not hold car <text:span text:style-name="T7">licence</text:span>s because the cars are stored in a dictionary and the <text:span text:style-name="T7">licence</text:span>s are used for the dictionary’s keys.</text:p>
      <text:p text:style-name="P3">We will begin by looking at the <text:span text:style-name="Console">main()</text:span> function, then briefly review how the server’s data is loaded, then the creation of the custom server class, and finally the implementation of the request handler class that handles the client requests.</text:p>
      <text:p text:style-name="P12">def main():</text:p>
      <text:p text:style-name="P12"><text:tab/>filename = os.<text:span text:style-name="T7">path</text:span>.join(os.<text:span text:style-name="T1">path</text:span>.dirname(__file__),</text:p>
      <text:p text:style-name="P12"><text:tab/> <text:s text:c="43"/>"car_registrations.dat")</text:p>
      <text:p text:style-name="P12"><text:tab/>cars = load(filename)</text:p>
      <text:p text:style-name="P12"><text:tab/>print("Loaded {0} car registrations".format(len(cars)))</text:p>
      <text:p text:style-name="P12"><text:tab/>RequestHandler.Cars = cars</text:p>
      <text:p text:style-name="P12"><text:tab/>server = None</text:p>
      <text:p text:style-name="P12"><text:tab/>try:</text:p>
      <text:p text:style-name="P12"><text:tab/><text:tab/>server = CarRegistrationServer(("", 9653), RequestHandler)</text:p>
      <text:p text:style-name="P12"><text:tab/><text:tab/>server.serve_forever()</text:p>
      <text:p text:style-name="P12"><text:tab/>except Exception as err:</text:p>
      <text:p text:style-name="P12"><text:tab/><text:tab/>print("ERROR", err)</text:p>
      <text:p text:style-name="P12"><text:tab/>finally:</text:p>
      <text:p text:style-name="P12"><text:tab/><text:tab/>if server is not None:</text:p>
      <text:p text:style-name="P12"><text:tab/><text:tab/><text:tab/>server.shutdown()</text:p>
      <text:p text:style-name="P12"><text:tab/><text:tab/><text:tab/>save(filename, cars)</text:p>
      <text:p text:style-name="P12"><text:tab/><text:tab/><text:tab/>print("Saved {0} car registrations".format(len(cars)))</text:p>
      <text:p text:style-name="P3">We have stored the car registration data in the same directory as the program. The cars object is set to a dictionary whose keys are <text:span text:style-name="T7">licence</text:span> strings and whose values are <text:span text:style-name="Console">Car</text:span> objects. Normally servers do not print anything since they are typically started and stopped automatically and run in the background, so usually they report on their status by writing logs (e.g., using the logging module). Here we have chosen to print a message at start-up and shutdown to make testing and experimenting easier.</text:p>
      <text:p text:style-name="P3">Our request handler class needs to be able to access the cars dictionary, but we cannot pass the dictionary to an instance because the server creates the <text:soft-page-break/>instances for us—one to handle each request. So we set the dictionary to the <text:span text:style-name="Console">RequestHandler.Cars</text:span> class variable where it is accessible to all instances.</text:p>
      <text:p text:style-name="P13">We create an instance of the server passing it the address and port it should operate on and the <text:span text:style-name="T2">RequestHandler</text:span> class object—not an instance. An empty string as the address indicates any accessible IPv4 address (including the current machine, <text:span text:style-name="T2">localhost</text:span>). Then we tell the server to serve requests forever. When the server shuts down (we will see how this happens further on), we save the cars dictionary since the data may have been changed by clients.</text:p>
      <text:p text:style-name="P12">def load(filename):</text:p>
      <text:p text:style-name="P12"><text:tab/>try:</text:p>
      <text:p text:style-name="P12"><text:tab/><text:tab/>with contextlib.closing(gzip.open(filename, "rb")) as fh:</text:p>
      <text:p text:style-name="P12"><text:tab/><text:tab/><text:tab/>return pickle.load(fh)</text:p>
      <text:p text:style-name="P12"><text:tab/>except (EnvironmentError, pickle.UnpicklingError) as err:</text:p>
      <text:p text:style-name="P12"><text:tab/><text:tab/>print("server cannot load data: {0}".format(err))</text:p>
      <text:p text:style-name="P12"><text:tab/><text:tab/>sys.exit(1)</text:p>
      <text:p text:style-name="P3">The code for loading is easy because we have used a context manager from the standard library’s <text:span text:style-name="Console">contextlib</text:span> module to ensure that the file is closed irrespective of whether an exception occurs. Another way of achieving the same effect is to use a custom context manager. For example:</text:p>
      <text:p text:style-name="P10">class GzipManager:</text:p>
      <text:p text:style-name="P10"/>
      <text:p text:style-name="P10"><text:tab/>def __init__(self, filename, mode):</text:p>
      <text:p text:style-name="P10"><text:tab/><text:tab/>self.filename = filename</text:p>
      <text:p text:style-name="P10"><text:tab/><text:tab/>self.mode = mode</text:p>
      <text:p text:style-name="P10"/>
      <text:p text:style-name="P10"><text:tab/>def __enter__(self):</text:p>
      <text:p text:style-name="P10"><text:tab/><text:tab/>self.fh = gzip.open(self.filename, self.mode)</text:p>
      <text:p text:style-name="P10"><text:tab/><text:tab/>return self.fh</text:p>
      <text:p text:style-name="P10"/>
      <text:p text:style-name="P10"><text:tab/>def __exit__(self, *ignore):</text:p>
      <text:p text:style-name="P10"><text:tab/><text:tab/>self.fh.close()</text:p>
      <text:p text:style-name="P3">Using the custom GzipManager, the with statement becomes:</text:p>
      <text:p text:style-name="P10">with GzipManager(filename, "rb") as fh:</text:p>
      <text:p text:style-name="P3"><draw:frame text:anchor-type="paragraph" draw:z-index="16" draw:name="p461 info" draw:style-name="gr3" draw:text-style-name="P15" svg:width="1.571cm" svg:height="1.897cm" svg:x="17cm" svg:y="0cm"><draw:text-box draw:corner-radius="0.199cm"><text:p text:style-name="P14"><text:span text:style-name="T12">3.1</text:span></text:p></draw:text-box></draw:frame>This context manager will work with any Python 3.x version. But if we only care about Python 3.1 or later, we can simply write, with <text:span text:style-name="Inline_20_Code">gzip.open(…) as fh</text:span>, since from Python 3.1 the <text:span text:style-name="Console">gzip.open()</text:span> function supports the context manager protocol.</text:p>
      <text:p text:style-name="P3">The <text:span text:style-name="Console">save()</text:span> function (not shown) is structurally the same as the <text:span text:style-name="Console">load()</text:span> function, only we open the file in write binary mode, use <text:span text:style-name="Console">pickle.dump()</text:span> to save the data, and don’t return anything.</text:p>
      <text:p text:style-name="P10">class CarRegistrationServer(socketserver.ThreadingMixIn,</text:p>
      <text:p text:style-name="P10"><text:s text:c="31"/>socketserver.TCPServer): pass</text:p>
      <text:p text:style-name="P13"><draw:frame text:anchor-type="paragraph" draw:z-index="15" draw:name="p461 jump" draw:style-name="gr4" draw:text-style-name="P4" svg:width="1.571cm" svg:height="2.28cm" svg:x="-1.67cm" svg:y="0cm"><draw:text-box draw:corner-radius="0.199cm"><text:p text:style-name="P9"><text:span text:style-name="T3">Multiple inherit­ance</text:span></text:p><text:p><text:span text:style-name="T5"><text:a xlink:href="#0.0.0.Multiple Inheritance|outline" xlink:type="simple">384 ⮜</text:a></text:span></text:p></draw:text-box></draw:frame><text:soft-page-break/>This is the complete custom server class. If we wanted to create a server that used processes rather than threads, the only change would be to inherit the <text:span text:style-name="Console">socketserver.ForkingMixIn</text:span> class instead of the <text:span text:style-name="Console">socketserver.ThreadingMixIn</text:span> class. The term <text:span text:style-name="T2">mixin</text:span> is often used to describe classes that are specifically designed to be multiply-inherited. The socketserver module’s classes can be used to create a variety of custom servers including <text:span text:style-name="T1">udp</text:span> servers and Unix <text:span text:style-name="T1">tcp</text:span> and <text:span text:style-name="T1">udp</text:span> servers, by inheriting the appropriate pair of base classes.</text:p>
      <text:p text:style-name="P3">Note that the socketserver <text:span text:style-name="T2">mixin</text:span> class we used must always be inherited first. This is to ensure that the <text:span text:style-name="T2">mixin</text:span> class’s methods are used in preference to the second class’s methods for those methods that are provided by both, since Python looks for methods in the base classes in the order in which the base classes are specified, and uses the first suitable method it finds.</text:p>
      <text:p text:style-name="P3">The socket server creates a request handler (using the class it was given) to handle each request. Our custom <text:span text:style-name="Console">RequestHandler</text:span> class provides a method for each kind of request it can handle, plus the <text:span text:style-name="Console">handle()</text:span> method that it must have since that is the only method used by the socket server. But before looking at the methods we will look at the class declaration and the class’s class variables.</text:p>
      <text:p text:style-name="P7">class RequestHandler(socketserver.StreamRequestHandler):</text:p>
      <text:p text:style-name="P7"/>
      <text:p text:style-name="P7"><text:tab/>CarsLock = threading.Lock()</text:p>
      <text:p text:style-name="P7"><text:tab/>CallLock = threading.Lock()</text:p>
      <text:p text:style-name="P7"><text:tab/>Call = dict(</text:p>
      <text:p text:style-name="P7"><text:span text:style-name="T1"><text:tab/><text:tab/>get</text:span>_CAR_DETAILS=(</text:p>
      <text:p text:style-name="P7"><text:tab/><text:tab/><text:tab/>lambda self, *args: self.get_car_details(*args)),</text:p>
      <text:p text:style-name="P7"><text:tab/><text:tab/>CHANGE_MILEAGE=(</text:p>
      <text:p text:style-name="P7"><text:tab/><text:tab/> <text:s text:c="6"/>lambda self, *args: self.change_mileage(*args)),</text:p>
      <text:p text:style-name="P7"><text:tab/><text:tab/>CHANGE_OWNER=(</text:p>
      <text:p text:style-name="P7"><text:tab/><text:tab/> <text:s text:c="8"/>lambda self, *args: self.change_owner(*args)),</text:p>
      <text:p text:style-name="P7"><text:tab/><text:tab/>NEW_REGISTRATION=(</text:p>
      <text:p text:style-name="P7"><text:tab/><text:tab/> <text:s text:c="4"/>lambda self, *args: self.new_registration(*args)),</text:p>
      <text:p text:style-name="P7"><text:tab/><text:tab/>SHUTDOWN=lambda self, *args: self.shutdown(*args))</text:p>
      <text:p text:style-name="P3">We have created a <text:span text:style-name="Console">socketserver.StreamRequestHandler</text:span> <text:span text:style-name="T7">sub-class</text:span> since we are using a streaming (<text:span text:style-name="T1">tcp</text:span>) server. A corresponding <text:span text:style-name="Console">socketserver.DatagramRequestHandler</text:span> is available for <text:span text:style-name="T1">udp</text:span> servers, or we could inherit the <text:span text:style-name="Console">socketserver.BaseRequestHandler</text:span> class for lower-level access.</text:p>
      <text:p text:style-name="P3">The <text:span text:style-name="Console">RequestHandler.Cars</text:span> dictionary is a class variable that was added in the <text:span text:style-name="Console">main()</text:span> function; it holds all the registration data. Adding additional attributes to objects (such as classes and instances) can be done outside the class (in this case in the <text:span text:style-name="Console">main()</text:span> function) without formality (as long as the object has a <text:span text:style-name="Console">__dict__</text:span>), and can be very convenient. Since we know that the class depends on this variable some programmers would have added <text:span text:style-name="Inline_20_Code">Cars = None</text:span> as a class variable to document the variable’s existence.</text:p>
      <text:p text:style-name="P13"><text:soft-page-break/>Almost every request-handling method needs access to the <text:span text:style-name="Console">Cars</text:span> data, but we must ensure that the data is never accessed by two methods (from two different threads) at the same time; if it is, the dictionary may become corrupted, or the program might crash. To avoid this we have a lock class variable that we will use to ensure that only one thread at a time accesses the Cars dictionary<text:note text:id="ftn3" text:note-class="footnote"><text:note-citation>3</text:note-citation><text:note-body><text:p text:style-name="Footnote"><draw:frame text:anchor-type="paragraph" draw:z-index="12" draw:name="p462 jump" draw:style-name="gr5" draw:text-style-name="P16" svg:width="1.571cm" svg:height="1.569cm" svg:x="-1.67cm" svg:y="-0.37cm"><draw:text-box draw:corner-radius="0.199cm"><text:p text:style-name="P9"><text:span text:style-name="T13">gil</text:span></text:p><text:p><text:span text:style-name="T5"><text:a xlink:href="#Global Interpreter Lock" xlink:type="simple">444 ⮜</text:a></text:span></text:p></draw:text-box></draw:frame>The <text:span text:style-name="T1">gil</text:span> (<text:span text:style-name="T2">Global Interpreter Lock</text:span>) ensures that accesses to the <text:span text:style-name="Console">Cars</text:span> dictionary are synchronised, but as noted earlier, we do not take advantage of this since it is a <text:span text:style-name="T2">CPython</text:span> implementation detail.</text:p></text:note-body></text:note>. (Threading, including the use of locks, is covered in Chapter 10 [123 ➤].)</text:p>
      <text:p text:style-name="P3">The <text:span text:style-name="Console">Call</text:span> dictionary is another class variable. Each key is the name of an action that the server can perform and each value is a function for performing the action. We cannot use the methods directly as we did with the functions in the client’s menu dictionary because there is no <text:span text:style-name="Console">self</text:span> available at the class level. The solution we have used is to provide wrapper functions that will get <text:span text:style-name="Console">self</text:span> when they are called, and which in turn call the appropriate method with the given <text:span text:style-name="Console">self</text:span> and any other arguments. An alternative solution would be to create the <text:span text:style-name="Console">Call</text:span> dictionary after all the methods. That would allow us to create entries such as <text:span text:style-name="Inline_20_Code"><text:span text:style-name="T7">GET</text:span></text:span><text:span text:style-name="Inline_20_Code">_CAR_DETAILS=get_car_details</text:span>, with Python able to find the <text:span text:style-name="Console">get_car_details()</text:span> method because the dictionary is created after the method is defined. We have used the first approach since it is more explicit and does not impose an order dependency on where the dictionary is created.</text:p>
      <text:p text:style-name="P3"><draw:frame text:anchor-type="paragraph" draw:z-index="17" draw:name="p463 jump" draw:style-name="gr5" draw:text-style-name="P16" svg:width="1.571cm" svg:height="1.569cm" svg:x="-1.67cm" svg:y="0cm"><draw:text-box draw:corner-radius="0.199cm"><text:p text:style-name="P9"><text:span text:style-name="T13">gil</text:span></text:p><text:p><text:span text:style-name="T5"><text:a xlink:href="#Global Interpreter Lock" xlink:type="simple">444 ⮜</text:a></text:span></text:p></draw:text-box></draw:frame>Although the <text:span text:style-name="Console">Call</text:span> dictionary is only ever read after the class is created, since it is mutable we have played it extra-safe and created a lock for it to ensure that no two threads access it at the same time. (Again, because of the <text:span text:style-name="T1">gil</text:span>, the lock isn’t really needed for <text:span text:style-name="T2">CPython</text:span>).</text:p>
      <text:p text:style-name="P10">def handle(self):</text:p>
      <text:p text:style-name="P10"><text:tab/>SizeStruct = struct.Struct("!I")</text:p>
      <text:p text:style-name="P10"><text:tab/>size_data = self.rfile.read(SizeStruct.size)</text:p>
      <text:p text:style-name="P10"><text:tab/>size = SizeStruct.unpack(size_data)[0]</text:p>
      <text:p text:style-name="P10"><text:tab/>data = pickle.loads(self.rfile.read(size))</text:p>
      <text:p text:style-name="P10"/>
      <text:p text:style-name="P10"><text:tab/>try:</text:p>
      <text:p text:style-name="P10"><text:tab/><text:tab/>with self.CallLock:</text:p>
      <text:p text:style-name="P10"><text:tab/><text:tab/><text:tab/>function = self.Call[data[0]]</text:p>
      <text:p text:style-name="P10"><text:tab/><text:tab/><text:tab/>reply = function(self, *data[1:])</text:p>
      <text:p text:style-name="P10"><text:tab/>except Finish:</text:p>
      <text:p text:style-name="P10"><text:tab/><text:tab/>return</text:p>
      <text:p text:style-name="P10"><text:tab/>data = pickle.dumps(reply, 3)</text:p>
      <text:p text:style-name="P10"><text:tab/>self.wfile.write(SizeStruct.pack(len(data)))</text:p>
      <text:p text:style-name="P10"><text:tab/>self.wfile.write(data)</text:p>
      <text:p text:style-name="P3">Whenever a client makes a request a new thread is created with a new instance of the <text:span text:style-name="T2">RequestHandler</text:span> class, and then the instance’s <text:span text:style-name="Console">handle()</text:span> method is called. Inside this method the data coming from the client can be read from the <text:span text:style-name="Console">self.rfile</text:span> file object, and data can be sent back to the client by writing to the <text:span text:style-name="Console">self.wfile</text:span> object—both of these objects are provided by <text:span text:style-name="Console">socketserver</text:span>, opened and ready for use.</text:p>
      <text:p text:style-name="P3"><text:soft-page-break/>The <text:span text:style-name="Console">struct.Struct</text:span> is for the integer byte count that we need for the “<text:span text:style-name="T2">length plus pickle</text:span>” format we are using to exchange data between clients and the server.</text:p>
      <text:p text:style-name="P17">We begin by reading four bytes and unpacking this as the size integer so that we know the size of the <text:span text:style-name="T2">pickle</text:span> we have been sent. Then we read size bytes and <text:span text:style-name="T2">unpickle</text:span> them into the data variable. The read will block until the data is read.</text:p>
      <text:p text:style-name="P3">In this case we know that data will always be a tuple, with the first item being the requested action and the other items being the parameters, because that is the protocol we have established with the car registration clients.</text:p>
      <text:p text:style-name="P3">Inside the <text:span text:style-name="Console">try</text:span> block we get the <text:span text:style-name="T2">lambda</text:span> function that is appropriate to the requested action. We use a lock to protect access to the <text:span text:style-name="Console">Call</text:span> dictionary, although arguably we are being overly cautious. As always, we do as little as possible within the scope of the lock—in this case we just do a dictionary lookup to get a reference to a function. Once we have the function we call it, passing <text:span text:style-name="Console">self</text:span> as the first argument and the rest of the data tuple as the other arguments.</text:p>
      <text:p text:style-name="P3">Here we are doing a function call, so no <text:span text:style-name="Console">self</text:span> is passed by Python. This does not matter since we pass <text:span text:style-name="Console">self</text:span> in ourselves, and inside the <text:span text:style-name="T2">lambda</text:span> the passed-in <text:span text:style-name="Console">self</text:span> is used to call the method in the normal way. The outcome is that the call, <text:span text:style-name="Console">self.method(*data[1:])</text:span>, is made, where method is the method corresponding to the action given in <text:span text:style-name="Console">data[0]</text:span>.</text:p>
      <text:p text:style-name="P3">If the action is to shut down, a custom <text:span text:style-name="Console">Finish</text:span> exception is raised in the <text:span text:style-name="Console">shutdown()</text:span> method; in which case we know that the client cannot expect a reply, so we just return. But for any other action we <text:span text:style-name="T2">pickle</text:span> the result of calling the action’s corresponding method (using <text:span text:style-name="T2">pickle</text:span> protocol version 3), and write the size of the <text:span text:style-name="T2">pickle</text:span> and then the <text:span text:style-name="T2">pickled data</text:span> itself.</text:p>
      <text:p text:style-name="P10">def get_car_details(self, <text:span text:style-name="T7">licence</text:span>):</text:p>
      <text:p text:style-name="P10"><text:tab/>with self.CarsLock:</text:p>
      <text:p text:style-name="P10"><text:tab/><text:tab/>car = copy.copy(self.Cars.get(<text:span text:style-name="T7">licence</text:span>, None))</text:p>
      <text:p text:style-name="P10"><text:tab/>if car is not None:</text:p>
      <text:p text:style-name="P10"><text:tab/><text:tab/>return (True, car.seats, car.mileage, car.owner)</text:p>
      <text:p text:style-name="P10"><text:tab/>return (False, "This <text:span text:style-name="T7">licence</text:span> is not registered")</text:p>
      <text:p text:style-name="P3">This method begins by trying to acquire the car data lock—and blocks until it gets the lock. It then uses the <text:span text:style-name="Console">dict.get()</text:span> method with a second argument of <text:span text:style-name="Console">None</text:span> to get the car with the given <text:span text:style-name="T7">licence</text:span>—or to get <text:span text:style-name="Console">None</text:span>. The car is immediately copied and the <text:span text:style-name="Console">with</text:span> statement is finished. This ensures that the lock is in force for the shortest possible time. Although reading does not change the data being read, because we are dealing with a mutable collection it is possible that another method in another thread wants to change the dictionary at the same time as we want to read it—using a lock prevents this from happening. Outside the scope of the lock we now have a copy of the car object (or <text:span text:style-name="Console">None</text:span>) which we can deal with at our leisure without blocking any other threads.</text:p>
      <text:p text:style-name="P3"><text:soft-page-break/>Like all the car registration action-handling methods, we return a tuple whose first item is a Boolean success/failure flag and whose other items vary. None of these methods has to worry or even know how its data is returned to the client beyond the “tuple with a Boolean first item” since all the network interaction is encapsulated in the <text:span text:style-name="Console">handle()</text:span> method.</text:p>
      <text:p text:style-name="P10">def change_mileage(self, <text:span text:style-name="T7">licence</text:span>, mileage):</text:p>
      <text:p text:style-name="P10"><text:tab/>if mileage &lt; 0:</text:p>
      <text:p text:style-name="P10"><text:tab/><text:tab/>return (False, "Cannot set a negative mileage")</text:p>
      <text:p text:style-name="P10"><text:tab/>with self.CarsLock:</text:p>
      <text:p text:style-name="P10"><text:tab/><text:tab/>car = self.Cars.get(<text:span text:style-name="T7">licence</text:span>, None)</text:p>
      <text:p text:style-name="P10"><text:tab/><text:tab/>if car is not None:</text:p>
      <text:p text:style-name="P10"><text:tab/><text:tab/><text:tab/>if car.mileage &lt; mileage:</text:p>
      <text:p text:style-name="P10"><text:tab/><text:tab/><text:tab/><text:tab/>car.mileage = mileage</text:p>
      <text:p text:style-name="P10"><text:tab/><text:tab/><text:tab/>return (True, None)</text:p>
      <text:p text:style-name="P10"><text:tab/><text:tab/>return (False, "Cannot wind the odometer back")</text:p>
      <text:p text:style-name="P10"><text:tab/>return (False, "This <text:span text:style-name="T7">licence</text:span> is not registered")</text:p>
      <text:p text:style-name="P3">In this method we can do one check without acquiring a lock at all. But if the mileage is non-negative we must acquire a lock and get the relevant car, and if we have a <text:span text:style-name="Console">car</text:span> (i.e., if the <text:span text:style-name="T7">licence</text:span> is valid), we must stay within the scope of the lock to change the mileage as requested—or to return an error tuple. If no car has the given <text:span text:style-name="T7">licence</text:span> (<text:span text:style-name="Console">car</text:span> is <text:span text:style-name="Console">None</text:span>), we drop out of the <text:span text:style-name="Console">with</text:span> statement and return an error tuple.</text:p>
      <text:p text:style-name="P3">It would seem that if we did the validation in the client we could avoid some network traffic entirely, for example, the client could give an error message (or simply prevent) negative mileages. Even though the client ought to do this, we must still have the check in the server since we cannot assume that the client is bug-free. And although the client gets the car’s mileage to use as the default mileage we cannot assume that the mileage entered by the user (even if it is greater than the current mileage) is valid, because some other client could have increased the mileage in the meantime. So we can only do the definitive validation at the server, and only within the scope of a lock.</text:p>
      <text:p text:style-name="P3">The <text:span text:style-name="Console">change_owner()</text:span> method is very similar, so we won’t reproduce it here.</text:p>
      <text:p text:style-name="P12">def new_registration(self, <text:span text:style-name="T7">licence</text:span>, seats, mileage, owner):</text:p>
      <text:p text:style-name="P12"><text:tab/>if not <text:span text:style-name="T7">licence</text:span>:</text:p>
      <text:p text:style-name="P12"><text:tab/><text:tab/>return (False, "Cannot set an empty <text:span text:style-name="T7">licence</text:span>")</text:p>
      <text:p text:style-name="P12"><text:tab/>if seats not in {2, 4, 5, 6, 7, 8, 9}:</text:p>
      <text:p text:style-name="P12"><text:tab/><text:tab/>return (False, "Cannot register car with invalid seats")</text:p>
      <text:p text:style-name="P12"><text:tab/>if mileage &lt; 0:</text:p>
      <text:p text:style-name="P12"><text:tab/><text:tab/>return (False, "Cannot set a negative mileage")</text:p>
      <text:p text:style-name="P12"><text:tab/>if not owner:</text:p>
      <text:p text:style-name="P12"><text:tab/><text:tab/>return (False, "Cannot set an empty owner")</text:p>
      <text:p text:style-name="P12"><text:tab/>with self.CarsLock:</text:p>
      <text:p text:style-name="P12"><text:tab/><text:tab/>if <text:span text:style-name="T7">licence</text:span> not in self.Cars:</text:p>
      <text:p text:style-name="P12"><text:tab/><text:tab/><text:tab/>self.Cars[<text:span text:style-name="T7">licence</text:span>] = Car(seats, mileage, owner)</text:p>
      <text:p text:style-name="P12"><text:tab/><text:tab/><text:tab/>return (True, None)</text:p>
      <text:p text:style-name="P12"><text:tab/>return (False, "Cannot register duplicate <text:span text:style-name="T7">licence</text:span>")</text:p>
      <text:p text:style-name="P3">Again we are able to do a lot of error checking before accessing the registration data, but if all the data is valid we acquire a lock. If the <text:span text:style-name="T7">licence</text:span> is not in the <text:span text:style-name="Console">RequestHandler.Cars</text:span> dictionary (and it shouldn’t be since a new <text:soft-page-break/>registration should have an unused <text:span text:style-name="T7">licence</text:span>), we create a new <text:span text:style-name="Console">Car</text:span> object and store it in the dictionary. This must all be done within the scope of the same lock because we must not allow any other client to add a car with this <text:span text:style-name="T7">licence</text:span> in the time between the check for the <text:span text:style-name="T7">licence</text:span>’s existence in the <text:span text:style-name="Console">RequestHandler.Cars</text:span> dictionary and adding the new car to the dictionary.</text:p>
      <text:p text:style-name="P10">def shutdown(self, *ignore):</text:p>
      <text:p text:style-name="P10"><text:tab/>self.server.shutdown()</text:p>
      <text:p text:style-name="P10"><text:tab/>raise Finish()</text:p>
      <text:p text:style-name="P3">If the action is to shut down we call the server’s <text:span text:style-name="Console">shutdown()</text:span> method—this will stop it from accepting any further requests, although it will continue running while it is still servicing any existing requests. We then raise a custom exception to notify the <text:span text:style-name="Console">handler()</text:span> that we are finished—this causes the <text:span text:style-name="Console">handler()</text:span> to return without sending any reply to the client.</text:p>
      <text:h text:style-name="P5" text:outline-level="2"><draw:frame draw:style-name="fr2" draw:name="f11-03-h2" text:anchor-type="paragraph" svg:y="-0.25cm" svg:width="1.401cm" draw:z-index="21"><draw:text-box fo:min-height="0.741cm"><text:p text:style-name="P6">|||</text:p></draw:text-box></draw:frame><text:bookmark-start text:name="__RefHeading___Toc105827_3888671934 Copy 1 Copy 1 Copy 1 Copy 1 Copy 1 Copy 1 Copy 1 Copy 1 Copy 1 Copy 1 Copy 1 Copy 1 Copy 1 Copy 1"/>Summary<text:bookmark-end text:name="__RefHeading___Toc105827_3888671934 Copy 1 Copy 1 Copy 1 Copy 1 Copy 1 Copy 1 Copy 1 Copy 1 Copy 1 Copy 1 Copy 1 Copy 1 Copy 1 Copy 1"/></text:h>
      <text:p text:style-name="P3">This chapter showed that creating network clients and servers can be quite straightforward in Python thanks to the standard library’s networking modules, and the <text:span text:style-name="Console">struct</text:span> and <text:span text:style-name="Console">pickle</text:span> modules.</text:p>
      <text:p text:style-name="P3">In the first section we developed a client program and gave it a single function, <text:span text:style-name="Console">handle_request()</text:span>, to send and receive arbitrary <text:span text:style-name="T2">picklable</text:span> data to and from a server using a generic data format of “<text:span text:style-name="T2">length plus pickle</text:span>”. In the second section we saw how to create a server <text:span text:style-name="T7">sub-class</text:span> using the classes from the <text:span text:style-name="Console">socketserver</text:span> module and how to implement a request handler class to service the server’s client requests. Here the heart of the network interaction was confined to a single method, <text:span text:style-name="Console">handle()</text:span>, that can receive and send arbitrary <text:span text:style-name="T2">picklable</text:span> data from and to clients.</text:p>
      <text:p text:style-name="P3">The <text:span text:style-name="Console">socket</text:span> and <text:span text:style-name="Console">socketserver</text:span> modules and many other modules in the standard library, such as <text:span text:style-name="Console">asyncore</text:span>, <text:span text:style-name="Console">asynchat</text:span>, and <text:span text:style-name="Console">ssl</text:span>, provide far more functionality than we have used here. But if the networking facilities provided by the standard library are not sufficient, or are not high-level enough, it is worth looking at the third-party <text:a xlink:type="simple" xlink:href="https://twisted.org/" text:style-name="Internet_20_link" text:visited-style-name="Visited_20_Internet_20_Link">Twisted</text:a> networking framework as a possible alternative.</text:p>
      <text:h text:style-name="P5" text:outline-level="2"><draw:frame draw:style-name="fr2" draw:name="f11-04-h2" text:anchor-type="paragraph" svg:y="-0.25cm" svg:width="1.401cm" draw:z-index="22"><draw:text-box fo:min-height="0.741cm"><text:p text:style-name="P6">|||</text:p></draw:text-box></draw:frame><text:bookmark-start text:name="__RefHeading___Toc105827_3888671934 Copy 1 Copy 1 Copy 1 Copy 1 Copy 1 Copy 1 Copy 1 Copy 1 Copy 1 Copy 1 Copy 1 Copy 1 Copy 1 Copy 1 Copy 1"/>Exercises<text:bookmark-end text:name="__RefHeading___Toc105827_3888671934 Copy 1 Copy 1 Copy 1 Copy 1 Copy 1 Copy 1 Copy 1 Copy 1 Copy 1 Copy 1 Copy 1 Copy 1 Copy 1 Copy 1 Copy 1"/></text:h>
      <text:p text:style-name="P3">The exercises involve modifying the client and server programs covered in this chapter. The modifications don’t involve a lot of typing, but will need a little bit of care to get right.</text:p>
      <text:list text:style-name="L1">
        <text:list-item>
          <text:p text:style-name="P18"><text:soft-page-break/>Copy <text:span text:style-name="Filename">car_registration_server.py</text:span> and <text:span text:style-name="Filename">car_registration.py</text:span> and modify them so that they exchange data using a protocol versioned at the network level. This could be done, for example, by passing two integers in the <text:span text:style-name="Console">struct </text:span>(<text:span text:style-name="T2">length</text:span>, <text:span text:style-name="T2">protocol version</text:span>) instead of one.</text:p>
          <text:p text:style-name="P18">This involves adding or modifying about ten lines in the client program’s <text:span text:style-name="Console">handle_request()</text:span> function, and adding or modifying about sixteen lines in the server program’s <text:span text:style-name="Console">handle()</text:span> method—including code to handle the case where the protocol version read does not match the one expected.</text:p>
          <text:p text:style-name="P18">Solutions to this and to the following exercises are provided in <text:span text:style-name="Filename">car_registration_ans.py</text:span> and <text:span text:style-name="Filename">car_registration_server_ans.py</text:span>.</text:p>
        </text:list-item>
        <text:list-item>
          <text:p text:style-name="P18">Copy the <text:span text:style-name="Filename">car_registration_server.py</text:span> program (or use the one developed in Exercise 1), and modify it so that it offers a new action, <text:span text:style-name="Console"><text:span text:style-name="T7">GET</text:span></text:span><text:span text:style-name="Console">_</text:span><text:span text:style-name="Console"><text:span text:style-name="T7">LICENCE</text:span></text:span><text:span text:style-name="Console">S_STARTING_WITH</text:span>. The action should accept a single parameter, a string. The method implementing the action should always return a 2-tuple of (<text:span text:style-name="Console">True</text:span>, <text:span text:style-name="T2">list of </text:span><text:span text:style-name="T8">licence</text:span><text:span text:style-name="T2">s</text:span>); there is no error (<text:span text:style-name="Console">False</text:span>) case, since no matches is not an error and simply results in True and an empty list being returned.</text:p>
          <text:p text:style-name="P18">Retrieve the <text:span text:style-name="T7">licence</text:span>s (the <text:span text:style-name="Console">RequestHandler.Cars</text:span> dictionary’s keys) within the scope of a lock, but do all the other work outside the lock to minimize blocking. One efficient way to find matching <text:span text:style-name="T7">licence</text:span>s is to sort the keys and then use the bisect module to find the first matching <text:span text:style-name="T7">licence</text:span> and then iterate from there. Another possible approach is to iterate over the <text:span text:style-name="T7">licence</text:span>s, picking out those that start with the given string, perhaps using a list comprehension.</text:p>
          <text:p text:style-name="P18">Apart from the additional import, the <text:span text:style-name="Console">Call</text:span> dictionary will need an extra couple of lines for the action. The method to implement the action can be done in fewer than ten lines. This is not difficult, although care is required. A solution that uses the bisect module is provided in <text:span text:style-name="Filename">car_registration_server _ans.py</text:span>. </text:p>
        </text:list-item>
        <text:list-item>
          <text:p text:style-name="P18">Copy the <text:span text:style-name="Filename">car_registration.py</text:span> program (or use the one developed in exercise 1), and modify it to take advantage of the new server (<text:span text:style-name="Filename">car_registration_server_ans.py</text:span>). This means changing the <text:span text:style-name="Console">retrieve_car_details()</text:span> function so that if the user enters an invalid <text:span text:style-name="T7">licence</text:span> they get prompted to enter the start of a <text:span text:style-name="T7">licence</text:span> and then get a list to choose from. Here is a sample of interaction using the new function (with the server already running, with the menu edited slightly to fit on the page, and with what the user types shown in bold):</text:p>
        </text:list-item>
      </text:list>
      <text:p text:style-name="P10">(C)ar (M)ileage (O)wner (N)ew car (S)top server (Q)uit [c]:</text:p>
      <text:p text:style-name="P10"><text:span text:style-name="T14">L</text:span><text:span text:style-name="T7">icence</text:span>:<text:tab/><text:span text:style-name="T9">da 4020</text:span></text:p>
      <text:p text:style-name="P10"><text:span text:style-name="T14">L</text:span><text:span text:style-name="T7">icence</text:span>:<text:tab/>DA 4020</text:p>
      <text:p text:style-name="P10">Seats:<text:tab/>2</text:p>
      <text:p text:style-name="P10">Mileage:<text:tab/>97181</text:p>
      <text:p text:style-name="P10"><text:soft-page-break/>Owner:<text:tab/>Jonathan Lynn</text:p>
      <text:p text:style-name="P10">(C)ar (M)ileage (O)wner (N)ew car (S)top server (Q)uit [c]:</text:p>
      <text:p text:style-name="P10"><text:span text:style-name="T7">licence</text:span> [DA 4020]: <text:span text:style-name="T9">z</text:span></text:p>
      <text:p text:style-name="P10">This <text:span text:style-name="T7">licence</text:span> is not registered</text:p>
      <text:p text:style-name="P10">Start of <text:span text:style-name="T7">licence</text:span>: <text:span text:style-name="T9">z</text:span></text:p>
      <text:p text:style-name="P10">No licence starts with Z</text:p>
      <text:p text:style-name="P10">Start of <text:span text:style-name="T7">licence</text:span>: <text:span text:style-name="T9">a</text:span></text:p>
      <text:p text:style-name="P10">(1) A04 4HE</text:p>
      <text:p text:style-name="P10">(2) A37 4791</text:p>
      <text:p text:style-name="P10">(3) ABK3035</text:p>
      <text:p text:style-name="P10">Enter choice (0 to cancel): <text:span text:style-name="T9">3</text:span></text:p>
      <text:p text:style-name="P10"><text:span text:style-name="T7">licence</text:span>:<text:tab/>ABK3035</text:p>
      <text:p text:style-name="P10">Seats:<text:tab/>5</text:p>
      <text:p text:style-name="P10">Mileage:<text:tab/>17719</text:p>
      <text:p text:style-name="P10">Owner:<text:tab/>Anthony Jay</text:p>
      <text:p text:style-name="P3">The change involves deleting one line and adding about twenty more lines. It is slightly tricky because the user must be allowed to get out or to go on at each stage. Make sure that you test the new functionality for all cases (no <text:span text:style-name="T7">licence</text:span> starts with the given string, one licence starts with it, and two or more start with it). A solution is provided in car_registration_<text:span text:style-name="Filename">ans.p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1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style:font-name="FreeSerif"/>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ercises</text:chapter><text:tab/><text:page-number text:select-page="current">15</text:page-number></text:p>
      </style:header>
      <style:header-left>
        <text:p text:style-name="MP2"><text:page-number text:select-page="current">16</text:page-number><text:tab/><text:chapter text:display="number-and-name" text:outline-level="1">11 Networking</text:chapter></text:p>
      </style:header-left>
      <style:header-first>
        <text:p text:style-name="MP2"><text:page-number text:select-page="current">2</text:page-number><text:tab/><text:chapter text:display="number-and-name" text:outline-level="1">11 Network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27"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25"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0"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1"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2"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3"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4"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5"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6"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7" text:name="Drawing" style:num-format="1">9</text:sequence></text:span></text:p></draw:text-box></draw:frame><draw:frame text:anchor-type="paragraph" draw:z-index="7"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8" text:name="Drawing" style:num-format="1">10</text:sequence></text:span></text:p></draw:text-box></draw:frame><draw:frame text:anchor-type="paragraph" draw:z-index="8"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p text:style-name="MP34"><draw:frame draw:style-name="Mfr4" draw:name="f11-chapter" text:anchor-type="paragraph" svg:x="0cm" svg:y="0cm" svg:width="4.001cm" svg:height="4.001cm" draw:z-index="26"><draw:text-box><text:p text:style-name="MP15"><text:span text:style-name="Caption_20_characters"><text:span text:style-name="MT7"><text:chapter text:display="number" text:outline-level="1">11</text:chapter></text:span></text:span></text:p></draw:text-box></draw:frame><draw:frame text:anchor-type="paragraph" draw:z-index="9" draw:name="c11 summary" draw:style-name="Mgr1" draw:text-style-name="MP7" svg:width="7.938cm" svg:height="3.846cm" svg:x="8.932cm" svg:y="0.053cm"><draw:text-box><text:p text:style-name="MP35"><text:span text:style-name="MT3">● </text:span><text:span text:style-name="MT3">Creating a </text:span><text:span text:style-name="MT8">tcp</text:span><text:span text:style-name="MT3"> Client</text:span></text:p><text:p text:style-name="MP35"><text:span text:style-name="MT3">● </text:span><text:span text:style-name="MT3">Creating a </text:span><text:span text:style-name="MT8">tcp</text:span><text:span text:style-name="MT3"> Server</text:span></text:p></draw:text-box></draw:frame></text:p>
      </style:header>
      <style:footer>
        <text:p text:style-name="MP33"><text:page-number text:select-page="current">1</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0"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1" draw:name="c13 summary" draw:style-name="Mgr3" draw:text-style-name="MP18" svg:width="7.94cm" svg:height="3.954cm" svg:x="8.931cm" svg:y="0.049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23" draw:name="c14 summary" draw:style-name="Mgr3" draw:text-style-name="MP18" svg:width="7.94cm" svg:height="3.954cm" svg:x="8.931cm" svg:y="0.007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24" draw:name="c15 summary" draw:style-name="Mgr3" draw:text-style-name="MP18" svg:width="7.94cm" svg:height="3.954cm" svg:x="8.931cm" svg:y="0.049cm"><draw:text-box><text:p text:style-name="MP36"><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3T01:16:23.667640589</dc:date>
    <meta:editing-duration>PT18M2S</meta:editing-duration>
    <meta:editing-cycles>7</meta:editing-cycles>
    <meta:generator>LibreOffice/24.8.3.2$Linux_X86_64 LibreOffice_project/48a6bac9e7e268aeb4c3483fcf825c94556d9f92</meta:generator>
    <meta:document-statistic meta:table-count="0" meta:image-count="0" meta:object-count="0" meta:page-count="16" meta:paragraph-count="348" meta:word-count="6046" meta:character-count="37543" meta:non-whitespace-character-count="31350"/>
  </office:meta>
</office:document-meta>
</file>